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Аркуш1" table:style-name="ta1">
        <table:shapes>
          <draw:frame draw:z-index="0" draw:style-name="gr1" draw:text-style-name="P1" svg:width="16.007cm" svg:height="8.975cm" svg:x="11.231cm" svg:y="5.419cm">
            <draw:object draw:notify-on-update-of-ranges="Аркуш1.A2:Аркуш1.A102 Аркуш1.B1:Аркуш1.B1 Аркуш1.B2:Аркуш1.B102 Аркуш1.C1:Аркуш1.C1 Аркуш1.C2:Аркуш1.C102 Аркуш1.D1:Аркуш1.D1 Аркуш1.D2:Аркуш1.D1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[.A2])^2+SIN([.A2])^2" office:value-type="float" office:value="1" calcext:value-type="float">
            <text:p>1</text:p>
          </table:table-cell>
          <table:table-cell table:formula="of:==COS(2*[.A2])+SIN(2*[.A2])+2" office:value-type="float" office:value="3" calcext:value-type="float">
            <text:p>3</text:p>
          </table:table-cell>
          <table:table-cell table:formula="of:=[.G$2]*SIN([.E$2]*([.A2]-[.F$2]))+[.H$2]" office:value-type="float" office:value="0.507893086286914" calcext:value-type="float">
            <text:p>0,5078930863</text:p>
          </table:table-cell>
          <table:table-cell table:formula="of:=2*PI()/[.I2]" office:value-type="float" office:value="0.0417025573669895" calcext:value-type="float">
            <text:p>0,0417025574</text:p>
          </table:table-cell>
          <table:table-cell table:formula="of:=[.I2]/4+[.I2]/100" office:value-type="float" office:value="39.173333316" calcext:value-type="float">
            <text:p>39,17333331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150.6666666" calcext:value-type="float">
            <text:p>150,6666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[.A3])^2+SIN([.A3])^2" office:value-type="float" office:value="1" calcext:value-type="float">
            <text:p>1</text:p>
          </table:table-cell>
          <table:table-cell table:formula="of:==COS(2*[.A3])+SIN(2*[.A3])+2" office:value-type="float" office:value="2.49315059027854" calcext:value-type="float">
            <text:p>2,4931505903</text:p>
          </table:table-cell>
          <table:table-cell table:formula="of:=[.G$2]*SIN([.E$2]*([.A3]-[.F$2]))+[.H$2]" office:value-type="float" office:value="0.500892861055282" calcext:value-type="float">
            <text:p>0,50089286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[.A4])^2+SIN([.A4])^2" office:value-type="float" office:value="1" calcext:value-type="float">
            <text:p>1</text:p>
          </table:table-cell>
          <table:table-cell table:formula="of:==COS(2*[.A4])+SIN(2*[.A4])+2" office:value-type="float" office:value="0.58955388382846" calcext:value-type="float">
            <text:p>0,5895538838</text:p>
          </table:table-cell>
          <table:table-cell table:formula="of:=[.G$2]*SIN([.E$2]*([.A4]-[.F$2]))+[.H$2]" office:value-type="float" office:value="0.500846488333219" calcext:value-type="float">
            <text:p>0,500846488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[.A5])^2+SIN([.A5])^2" office:value-type="float" office:value="1" calcext:value-type="float">
            <text:p>1</text:p>
          </table:table-cell>
          <table:table-cell table:formula="of:==COS(2*[.A5])+SIN(2*[.A5])+2" office:value-type="float" office:value="2.68075478845144" calcext:value-type="float">
            <text:p>2,6807547885</text:p>
          </table:table-cell>
          <table:table-cell table:formula="of:=[.G$2]*SIN([.E$2]*([.A5]-[.F$2]))+[.H$2]" office:value-type="float" office:value="0.50775404875599" calcext:value-type="float">
            <text:p>0,507754048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[.A6])^2+SIN([.A6])^2" office:value-type="float" office:value="1" calcext:value-type="float">
            <text:p>1</text:p>
          </table:table-cell>
          <table:table-cell table:formula="of:==COS(2*[.A6])+SIN(2*[.A6])+2" office:value-type="float" office:value="2.84385821281477" calcext:value-type="float">
            <text:p>2,8438582128</text:p>
          </table:table-cell>
          <table:table-cell table:formula="of:=[.G$2]*SIN([.E$2]*([.A6]-[.F$2]))+[.H$2]" office:value-type="float" office:value="0.521603531103413" calcext:value-type="float">
            <text:p>0,521603531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[.A7])^2+SIN([.A7])^2" office:value-type="float" office:value="1" calcext:value-type="float">
            <text:p>1</text:p>
          </table:table-cell>
          <table:table-cell table:formula="of:==COS(2*[.A7])+SIN(2*[.A7])+2" office:value-type="float" office:value="0.616907360034178" calcext:value-type="float">
            <text:p>0,61690736</text:p>
          </table:table-cell>
          <table:table-cell table:formula="of:=[.G$2]*SIN([.E$2]*([.A7]-[.F$2]))+[.H$2]" office:value-type="float" office:value="0.54237085318558" calcext:value-type="float">
            <text:p>0,542370853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[.A8])^2+SIN([.A8])^2" office:value-type="float" office:value="1" calcext:value-type="float">
            <text:p>1</text:p>
          </table:table-cell>
          <table:table-cell table:formula="of:==COS(2*[.A8])+SIN(2*[.A8])+2" office:value-type="float" office:value="2.30728104073206" calcext:value-type="float">
            <text:p>2,3072810407</text:p>
          </table:table-cell>
          <table:table-cell table:formula="of:=[.G$2]*SIN([.E$2]*([.A8]-[.F$2]))+[.H$2]" office:value-type="float" office:value="0.570019903718209" calcext:value-type="float">
            <text:p>0,570019903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[.A9])^2+SIN([.A9])^2" office:value-type="float" office:value="1" calcext:value-type="float">
            <text:p>1</text:p>
          </table:table-cell>
          <table:table-cell table:formula="of:==COS(2*[.A9])+SIN(2*[.A9])+2" office:value-type="float" office:value="3.1273445739027" calcext:value-type="float">
            <text:p>3,1273445739</text:p>
          </table:table-cell>
          <table:table-cell table:formula="of:=[.G$2]*SIN([.E$2]*([.A9]-[.F$2]))+[.H$2]" office:value-type="float" office:value="0.604502605114788" calcext:value-type="float">
            <text:p>0,604502605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[.A10])^2+SIN([.A10])^2" office:value-type="float" office:value="1" calcext:value-type="float">
            <text:p>1</text:p>
          </table:table-cell>
          <table:table-cell table:formula="of:==COS(2*[.A10])+SIN(2*[.A10])+2" office:value-type="float" office:value="0.75443720301155" calcext:value-type="float">
            <text:p>0,754437203</text:p>
          </table:table-cell>
          <table:table-cell table:formula="of:=[.G$2]*SIN([.E$2]*([.A10]-[.F$2]))+[.H$2]" office:value-type="float" office:value="0.645758997086355" calcext:value-type="float">
            <text:p>0,645758997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[.A11])^2+SIN([.A11])^2" office:value-type="float" office:value="1" calcext:value-type="float">
            <text:p>1</text:p>
          </table:table-cell>
          <table:table-cell table:formula="of:==COS(2*[.A11])+SIN(2*[.A11])+2" office:value-type="float" office:value="1.9093294614724" calcext:value-type="float">
            <text:p>1,9093294615</text:p>
          </table:table-cell>
          <table:table-cell table:formula="of:=[.G$2]*SIN([.E$2]*([.A11]-[.F$2]))+[.H$2]" office:value-type="float" office:value="0.69371734090352" calcext:value-type="float">
            <text:p>0,69371734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[.A12])^2+SIN([.A12])^2" office:value-type="float" office:value="1" calcext:value-type="float">
            <text:p>1</text:p>
          </table:table-cell>
          <table:table-cell table:formula="of:==COS(2*[.A12])+SIN(2*[.A12])+2" office:value-type="float" office:value="3.32102731254102" calcext:value-type="float">
            <text:p>3,3210273125</text:p>
          </table:table-cell>
          <table:table-cell table:formula="of:=[.G$2]*SIN([.E$2]*([.A12]-[.F$2]))+[.H$2]" office:value-type="float" office:value="0.748294244139442" calcext:value-type="float">
            <text:p>0,748294244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[.A13])^2+SIN([.A13])^2" office:value-type="float" office:value="1" calcext:value-type="float">
            <text:p>1</text:p>
          </table:table-cell>
          <table:table-cell table:formula="of:==COS(2*[.A13])+SIN(2*[.A13])+2" office:value-type="float" office:value="0.991187864314959" calcext:value-type="float">
            <text:p>0,9911878643</text:p>
          </table:table-cell>
          <table:table-cell table:formula="of:=[.G$2]*SIN([.E$2]*([.A13]-[.F$2]))+[.H$2]" office:value-type="float" office:value="0.809394805676861" calcext:value-type="float">
            <text:p>0,80939480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[.A14])^2+SIN([.A14])^2" office:value-type="float" office:value="1" calcext:value-type="float">
            <text:p>1</text:p>
          </table:table-cell>
          <table:table-cell table:formula="of:==COS(2*[.A14])+SIN(2*[.A14])+2" office:value-type="float" office:value="1.51860064533037" calcext:value-type="float">
            <text:p>1,5186006453</text:p>
          </table:table-cell>
          <table:table-cell table:formula="of:=[.G$2]*SIN([.E$2]*([.A14]-[.F$2]))+[.H$2]" office:value-type="float" office:value="0.876912780727022" calcext:value-type="float">
            <text:p>0,876912780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[.A15])^2+SIN([.A15])^2" office:value-type="float" office:value="1" calcext:value-type="float">
            <text:p>1</text:p>
          </table:table-cell>
          <table:table-cell table:formula="of:==COS(2*[.A15])+SIN(2*[.A15])+2" office:value-type="float" office:value="3.40947777280824" calcext:value-type="float">
            <text:p>3,4094777728</text:p>
          </table:table-cell>
          <table:table-cell table:formula="of:=[.G$2]*SIN([.E$2]*([.A15]-[.F$2]))+[.H$2]" office:value-type="float" office:value="0.950730765573564" calcext:value-type="float">
            <text:p>0,950730765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[.A16])^2+SIN([.A16])^2" office:value-type="float" office:value="1" calcext:value-type="float">
            <text:p>1</text:p>
          </table:table-cell>
          <table:table-cell table:formula="of:==COS(2*[.A16])+SIN(2*[.A16])+2" office:value-type="float" office:value="1.3082999219943" calcext:value-type="float">
            <text:p>1,308299922</text:p>
          </table:table-cell>
          <table:table-cell table:formula="of:=[.G$2]*SIN([.E$2]*([.A16]-[.F$2]))+[.H$2]" office:value-type="float" office:value="1.03072040172012" calcext:value-type="float">
            <text:p>1,03072040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[.A17])^2+SIN([.A17])^2" office:value-type="float" office:value="1" calcext:value-type="float">
            <text:p>1</text:p>
          </table:table-cell>
          <table:table-cell table:formula="of:==COS(2*[.A17])+SIN(2*[.A17])+2" office:value-type="float" office:value="1.16621982579472" calcext:value-type="float">
            <text:p>1,1662198258</text:p>
          </table:table-cell>
          <table:table-cell table:formula="of:=[.G$2]*SIN([.E$2]*([.A17]-[.F$2]))+[.H$2]" office:value-type="float" office:value="1.11674259908663" calcext:value-type="float">
            <text:p>1,116742599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[.A18])^2+SIN([.A18])^2" office:value-type="float" office:value="1" calcext:value-type="float">
            <text:p>1</text:p>
          </table:table-cell>
          <table:table-cell table:formula="of:==COS(2*[.A18])+SIN(2*[.A18])+2" office:value-type="float" office:value="3.3856500417482" calcext:value-type="float">
            <text:p>3,3856500417</text:p>
          </table:table-cell>
          <table:table-cell table:formula="of:=[.G$2]*SIN([.E$2]*([.A18]-[.F$2]))+[.H$2]" office:value-type="float" office:value="1.20864777786637" calcext:value-type="float">
            <text:p>1,208647777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[.A19])^2+SIN([.A19])^2" office:value-type="float" office:value="1" calcext:value-type="float">
            <text:p>1</text:p>
          </table:table-cell>
          <table:table-cell table:formula="of:==COS(2*[.A19])+SIN(2*[.A19])+2" office:value-type="float" office:value="1.68051241133542" calcext:value-type="float">
            <text:p>1,6805124113</text:p>
          </table:table-cell>
          <table:table-cell table:formula="of:=[.G$2]*SIN([.E$2]*([.A19]-[.F$2]))+[.H$2]" office:value-type="float" office:value="1.30627612862288" calcext:value-type="float">
            <text:p>1,306276128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[.A20])^2+SIN([.A20])^2" office:value-type="float" office:value="1" calcext:value-type="float">
            <text:p>1</text:p>
          </table:table-cell>
          <table:table-cell table:formula="of:==COS(2*[.A20])+SIN(2*[.A20])+2" office:value-type="float" office:value="0.880257456929479" calcext:value-type="float">
            <text:p>0,8802574569</text:p>
          </table:table-cell>
          <table:table-cell table:formula="of:=[.G$2]*SIN([.E$2]*([.A20]-[.F$2]))+[.H$2]" office:value-type="float" office:value="1.40945789017491" calcext:value-type="float">
            <text:p>1,409457890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[.A21])^2+SIN([.A21])^2" office:value-type="float" office:value="1" calcext:value-type="float">
            <text:p>1</text:p>
          </table:table-cell>
          <table:table-cell table:formula="of:==COS(2*[.A21])+SIN(2*[.A21])+2" office:value-type="float" office:value="3.25144222275668" calcext:value-type="float">
            <text:p>3,2514422228</text:p>
          </table:table-cell>
          <table:table-cell table:formula="of:=[.G$2]*SIN([.E$2]*([.A21]-[.F$2]))+[.H$2]" office:value-type="float" office:value="1.5180136447858" calcext:value-type="float">
            <text:p>1,518013644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[.A22])^2+SIN([.A22])^2" office:value-type="float" office:value="1" calcext:value-type="float">
            <text:p>1</text:p>
          </table:table-cell>
          <table:table-cell table:formula="of:==COS(2*[.A22])+SIN(2*[.A22])+2" office:value-type="float" office:value="2.07817509882709" calcext:value-type="float">
            <text:p>2,0781750988</text:p>
          </table:table-cell>
          <table:table-cell table:formula="of:=[.G$2]*SIN([.E$2]*([.A22]-[.F$2]))+[.H$2]" office:value-type="float" office:value="1.63175463014427" calcext:value-type="float">
            <text:p>1,631754630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[.A23])^2+SIN([.A23])^2" office:value-type="float" office:value="1" calcext:value-type="float">
            <text:p>1</text:p>
          </table:table-cell>
          <table:table-cell table:formula="of:==COS(2*[.A23])+SIN(2*[.A23])+2" office:value-type="float" office:value="0.683493137096015" calcext:value-type="float">
            <text:p>0,6834931371</text:p>
          </table:table-cell>
          <table:table-cell table:formula="of:=[.G$2]*SIN([.E$2]*([.A23]-[.F$2]))+[.H$2]" office:value-type="float" office:value="1.75048306759398" calcext:value-type="float">
            <text:p>1,750483067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[.A24])^2+SIN([.A24])^2" office:value-type="float" office:value="1" calcext:value-type="float">
            <text:p>1</text:p>
          </table:table-cell>
          <table:table-cell table:formula="of:==COS(2*[.A24])+SIN(2*[.A24])+2" office:value-type="float" office:value="3.0175452337531" calcext:value-type="float">
            <text:p>3,0175452338</text:p>
          </table:table-cell>
          <table:table-cell table:formula="of:=[.G$2]*SIN([.E$2]*([.A24]-[.F$2]))+[.H$2]" office:value-type="float" office:value="1.87399250604121" calcext:value-type="float">
            <text:p>1,87399250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[.A25])^2+SIN([.A25])^2" office:value-type="float" office:value="1" calcext:value-type="float">
            <text:p>1</text:p>
          </table:table-cell>
          <table:table-cell table:formula="of:==COS(2*[.A25])+SIN(2*[.A25])+2" office:value-type="float" office:value="2.46961040276403" calcext:value-type="float">
            <text:p>2,4696104028</text:p>
          </table:table-cell>
          <table:table-cell table:formula="of:=[.G$2]*SIN([.E$2]*([.A25]-[.F$2]))+[.H$2]" office:value-type="float" office:value="2.00206818094263" calcext:value-type="float">
            <text:p>2,0020681809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[.A26])^2+SIN([.A26])^2" office:value-type="float" office:value="1" calcext:value-type="float">
            <text:p>1</text:p>
          </table:table-cell>
          <table:table-cell table:formula="of:==COS(2*[.A26])+SIN(2*[.A26])+2" office:value-type="float" office:value="0.591600999207134" calcext:value-type="float">
            <text:p>0,5916009992</text:p>
          </table:table-cell>
          <table:table-cell table:formula="of:=[.G$2]*SIN([.E$2]*([.A26]-[.F$2]))+[.H$2]" office:value-type="float" office:value="2.13448738774883" calcext:value-type="float">
            <text:p>2,1344873877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[.A27])^2+SIN([.A27])^2" office:value-type="float" office:value="1" calcext:value-type="float">
            <text:p>1</text:p>
          </table:table-cell>
          <table:table-cell table:formula="of:==COS(2*[.A27])+SIN(2*[.A27])+2" office:value-type="float" office:value="2.70259117478818" calcext:value-type="float">
            <text:p>2,7025911748</text:p>
          </table:table-cell>
          <table:table-cell table:formula="of:=[.G$2]*SIN([.E$2]*([.A27]-[.F$2]))+[.H$2]" office:value-type="float" office:value="2.27101986915449" calcext:value-type="float">
            <text:p>2,271019869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[.A28])^2+SIN([.A28])^2" office:value-type="float" office:value="1" calcext:value-type="float">
            <text:p>1</text:p>
          </table:table-cell>
          <table:table-cell table:formula="of:==COS(2*[.A28])+SIN(2*[.A28])+2" office:value-type="float" office:value="2.82363681124478" calcext:value-type="float">
            <text:p>2,8236368112</text:p>
          </table:table-cell>
          <table:table-cell table:formula="of:=[.G$2]*SIN([.E$2]*([.A28]-[.F$2]))+[.H$2]" office:value-type="float" office:value="2.41142821548152" calcext:value-type="float">
            <text:p>2,411428215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[.A29])^2+SIN([.A29])^2" office:value-type="float" office:value="1" calcext:value-type="float">
            <text:p>1</text:p>
          </table:table-cell>
          <table:table-cell table:formula="of:==COS(2*[.A29])+SIN(2*[.A29])+2" office:value-type="float" office:value="0.611901118285234" calcext:value-type="float">
            <text:p>0,6119011183</text:p>
          </table:table-cell>
          <table:table-cell table:formula="of:=[.G$2]*SIN([.E$2]*([.A29]-[.F$2]))+[.H$2]" office:value-type="float" office:value="2.55546827749922" calcext:value-type="float">
            <text:p>2,55546827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[.A30])^2+SIN([.A30])^2" office:value-type="float" office:value="1" calcext:value-type="float">
            <text:p>1</text:p>
          </table:table-cell>
          <table:table-cell table:formula="of:==COS(2*[.A30])+SIN(2*[.A30])+2" office:value-type="float" office:value="2.33166910563567" calcext:value-type="float">
            <text:p>2,3316691056</text:p>
          </table:table-cell>
          <table:table-cell table:formula="of:=[.G$2]*SIN([.E$2]*([.A30]-[.F$2]))+[.H$2]" office:value-type="float" office:value="2.70288959096348" calcext:value-type="float">
            <text:p>2,70288959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[.A31])^2+SIN([.A31])^2" office:value-type="float" office:value="1" calcext:value-type="float">
            <text:p>1</text:p>
          </table:table-cell>
          <table:table-cell table:formula="of:==COS(2*[.A31])+SIN(2*[.A31])+2" office:value-type="float" office:value="3.11205278353336" calcext:value-type="float">
            <text:p>3,1120527835</text:p>
          </table:table-cell>
          <table:table-cell table:formula="of:=[.G$2]*SIN([.E$2]*([.A31]-[.F$2]))+[.H$2]" office:value-type="float" office:value="2.85343581213679" calcext:value-type="float">
            <text:p>2,853435812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[.A32])^2+SIN([.A32])^2" office:value-type="float" office:value="1" calcext:value-type="float">
            <text:p>1</text:p>
          </table:table-cell>
          <table:table-cell table:formula="of:==COS(2*[.A32])+SIN(2*[.A32])+2" office:value-type="float" office:value="0.742776398482627" calcext:value-type="float">
            <text:p>0,7427763985</text:p>
          </table:table-cell>
          <table:table-cell table:formula="of:=[.G$2]*SIN([.E$2]*([.A32]-[.F$2]))+[.H$2]" office:value-type="float" office:value="3.00684516353195" calcext:value-type="float">
            <text:p>3,006845163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[.A33])^2+SIN([.A33])^2" office:value-type="float" office:value="1" calcext:value-type="float">
            <text:p>1</text:p>
          </table:table-cell>
          <table:table-cell table:formula="of:==COS(2*[.A33])+SIN(2*[.A33])+2" office:value-type="float" office:value="1.93432646567436" calcext:value-type="float">
            <text:p>1,9343264657</text:p>
          </table:table-cell>
          <table:table-cell table:formula="of:=[.G$2]*SIN([.E$2]*([.A33]-[.F$2]))+[.H$2]" office:value-type="float" office:value="3.16285088910415" calcext:value-type="float">
            <text:p>3,162850889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[.A34])^2+SIN([.A34])^2" office:value-type="float" office:value="1" calcext:value-type="float">
            <text:p>1</text:p>
          </table:table-cell>
          <table:table-cell table:formula="of:==COS(2*[.A34])+SIN(2*[.A34])+2" office:value-type="float" office:value="3.31188326862634" calcext:value-type="float">
            <text:p>3,3118832686</text:p>
          </table:table-cell>
          <table:table-cell table:formula="of:=[.G$2]*SIN([.E$2]*([.A34]-[.F$2]))+[.H$2]" office:value-type="float" office:value="3.32118171810004" calcext:value-type="float">
            <text:p>3,321181718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[.A35])^2+SIN([.A35])^2" office:value-type="float" office:value="1" calcext:value-type="float">
            <text:p>1</text:p>
          </table:table-cell>
          <table:table-cell table:formula="of:==COS(2*[.A35])+SIN(2*[.A35])+2" office:value-type="float" office:value="0.973801390009683" calcext:value-type="float">
            <text:p>0,97380139</text:p>
          </table:table-cell>
          <table:table-cell table:formula="of:=[.G$2]*SIN([.E$2]*([.A35]-[.F$2]))+[.H$2]" office:value-type="float" office:value="3.48156233675725" calcext:value-type="float">
            <text:p>3,481562336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[.A36])^2+SIN([.A36])^2" office:value-type="float" office:value="1" calcext:value-type="float">
            <text:p>1</text:p>
          </table:table-cell>
          <table:table-cell table:formula="of:==COS(2*[.A36])+SIN(2*[.A36])+2" office:value-type="float" office:value="1.54221534180675" calcext:value-type="float">
            <text:p>1,5422153418</text:p>
          </table:table-cell>
          <table:table-cell table:formula="of:=[.G$2]*SIN([.E$2]*([.A36]-[.F$2]))+[.H$2]" office:value-type="float" office:value="3.64371386703405" calcext:value-type="float">
            <text:p>3,64371386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[.A37])^2+SIN([.A37])^2" office:value-type="float" office:value="1" calcext:value-type="float">
            <text:p>1</text:p>
          </table:table-cell>
          <table:table-cell table:formula="of:==COS(2*[.A37])+SIN(2*[.A37])+2" office:value-type="float" office:value="3.40720988464419" calcext:value-type="float">
            <text:p>3,4072098846</text:p>
          </table:table-cell>
          <table:table-cell table:formula="of:=[.G$2]*SIN([.E$2]*([.A37]-[.F$2]))+[.H$2]" office:value-type="float" office:value="3.80735435153683" calcext:value-type="float">
            <text:p>3,807354351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[.A38])^2+SIN([.A38])^2" office:value-type="float" office:value="1" calcext:value-type="float">
            <text:p>1</text:p>
          </table:table-cell>
          <table:table-cell table:formula="of:==COS(2*[.A38])+SIN(2*[.A38])+2" office:value-type="float" office:value="1.28657277448815" calcext:value-type="float">
            <text:p>1,2865727745</text:p>
          </table:table-cell>
          <table:table-cell table:formula="of:=[.G$2]*SIN([.E$2]*([.A38]-[.F$2]))+[.H$2]" office:value-type="float" office:value="3.972199243802" calcext:value-type="float">
            <text:p>3,972199243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[.A39])^2+SIN([.A39])^2" office:value-type="float" office:value="1" calcext:value-type="float">
            <text:p>1</text:p>
          </table:table-cell>
          <table:table-cell table:formula="of:==COS(2*[.A39])+SIN(2*[.A39])+2" office:value-type="float" office:value="1.18657108136253" calcext:value-type="float">
            <text:p>1,1865710814</text:p>
          </table:table-cell>
          <table:table-cell table:formula="of:=[.G$2]*SIN([.E$2]*([.A39]-[.F$2]))+[.H$2]" office:value-type="float" office:value="4.13796190308005" calcext:value-type="float">
            <text:p>4,137961903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[.A40])^2+SIN([.A40])^2" office:value-type="float" office:value="1" calcext:value-type="float">
            <text:p>1</text:p>
          </table:table-cell>
          <table:table-cell table:formula="of:==COS(2*[.A40])+SIN(2*[.A40])+2" office:value-type="float" office:value="3.39043896800574" calcext:value-type="float">
            <text:p>3,390438968</text:p>
          </table:table-cell>
          <table:table-cell table:formula="of:=[.G$2]*SIN([.E$2]*([.A40]-[.F$2]))+[.H$2]" office:value-type="float" office:value="4.30435409276109" calcext:value-type="float">
            <text:p>4,304354092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[.A41])^2+SIN([.A41])^2" office:value-type="float" office:value="1" calcext:value-type="float">
            <text:p>1</text:p>
          </table:table-cell>
          <table:table-cell table:formula="of:==COS(2*[.A41])+SIN(2*[.A41])+2" office:value-type="float" office:value="1.65617536274255" calcext:value-type="float">
            <text:p>1,6561753627</text:p>
          </table:table-cell>
          <table:table-cell table:formula="of:=[.G$2]*SIN([.E$2]*([.A41]-[.F$2]))+[.H$2]" office:value-type="float" office:value="4.47108648157553" calcext:value-type="float">
            <text:p>4,471086481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[.A42])^2+SIN([.A42])^2" office:value-type="float" office:value="1" calcext:value-type="float">
            <text:p>1</text:p>
          </table:table-cell>
          <table:table-cell table:formula="of:==COS(2*[.A42])+SIN(2*[.A42])+2" office:value-type="float" office:value="0.895724102237577" calcext:value-type="float">
            <text:p>0,8957241022</text:p>
          </table:table-cell>
          <table:table-cell table:formula="of:=[.G$2]*SIN([.E$2]*([.A42]-[.F$2]))+[.H$2]" office:value-type="float" office:value="4.63786914669807" calcext:value-type="float">
            <text:p>4,637869146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[.A43])^2+SIN([.A43])^2" office:value-type="float" office:value="1" calcext:value-type="float">
            <text:p>1</text:p>
          </table:table-cell>
          <table:table-cell table:formula="of:==COS(2*[.A43])+SIN(2*[.A43])+2" office:value-type="float" office:value="3.26290648031563" calcext:value-type="float">
            <text:p>3,2629064803</text:p>
          </table:table-cell>
          <table:table-cell table:formula="of:=[.G$2]*SIN([.E$2]*([.A43]-[.F$2]))+[.H$2]" office:value-type="float" office:value="4.8044120778804" calcext:value-type="float">
            <text:p>4,804412077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[.A44])^2+SIN([.A44])^2" office:value-type="float" office:value="1" calcext:value-type="float">
            <text:p>1</text:p>
          </table:table-cell>
          <table:table-cell table:formula="of:==COS(2*[.A44])+SIN(2*[.A44])+2" office:value-type="float" office:value="2.05316682448595" calcext:value-type="float">
            <text:p>2,0531668245</text:p>
          </table:table-cell>
          <table:table-cell table:formula="of:=[.G$2]*SIN([.E$2]*([.A44]-[.F$2]))+[.H$2]" office:value-type="float" office:value="4.97042568173587" calcext:value-type="float">
            <text:p>4,970425681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[.A45])^2+SIN([.A45])^2" office:value-type="float" office:value="1" calcext:value-type="float">
            <text:p>1</text:p>
          </table:table-cell>
          <table:table-cell table:formula="of:==COS(2*[.A45])+SIN(2*[.A45])+2" office:value-type="float" office:value="0.692843108046198" calcext:value-type="float">
            <text:p>0,692843108</text:p>
          </table:table-cell>
          <table:table-cell table:formula="of:=[.G$2]*SIN([.E$2]*([.A45]-[.F$2]))+[.H$2]" office:value-type="float" office:value="5.1356212852993" calcext:value-type="float">
            <text:p>5,13562128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[.A46])^2+SIN([.A46])^2" office:value-type="float" office:value="1" calcext:value-type="float">
            <text:p>1</text:p>
          </table:table-cell>
          <table:table-cell table:formula="of:==COS(2*[.A46])+SIN(2*[.A46])+2" office:value-type="float" office:value="3.03477158642879" calcext:value-type="float">
            <text:p>3,0347715864</text:p>
          </table:table-cell>
          <table:table-cell table:formula="of:=[.G$2]*SIN([.E$2]*([.A46]-[.F$2]))+[.H$2]" office:value-type="float" office:value="5.29971163798639" calcext:value-type="float">
            <text:p>5,29971163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[.A47])^2+SIN([.A47])^2" office:value-type="float" office:value="1" calcext:value-type="float">
            <text:p>1</text:p>
          </table:table-cell>
          <table:table-cell table:formula="of:==COS(2*[.A47])+SIN(2*[.A47])+2" office:value-type="float" office:value="2.44592304747139" calcext:value-type="float">
            <text:p>2,4459230475</text:p>
          </table:table-cell>
          <table:table-cell table:formula="of:=[.G$2]*SIN([.E$2]*([.A47]-[.F$2]))+[.H$2]" office:value-type="float" office:value="5.46241141107971" calcext:value-type="float">
            <text:p>5,4624114111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[.A48])^2+SIN([.A48])^2" office:value-type="float" office:value="1" calcext:value-type="float">
            <text:p>1</text:p>
          </table:table-cell>
          <table:table-cell table:formula="of:==COS(2*[.A48])+SIN(2*[.A48])+2" office:value-type="float" office:value="0.594089482473856" calcext:value-type="float">
            <text:p>0,5940894825</text:p>
          </table:table-cell>
          <table:table-cell table:formula="of:=[.G$2]*SIN([.E$2]*([.A48]-[.F$2]))+[.H$2]" office:value-type="float" office:value="5.6234376938729" calcext:value-type="float">
            <text:p>5,623437693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[.A49])^2+SIN([.A49])^2" office:value-type="float" office:value="1" calcext:value-type="float">
            <text:p>1</text:p>
          </table:table-cell>
          <table:table-cell table:formula="of:==COS(2*[.A49])+SIN(2*[.A49])+2" office:value-type="float" office:value="2.72420738120233" calcext:value-type="float">
            <text:p>2,7242073812</text:p>
          </table:table-cell>
          <table:table-cell table:formula="of:=[.G$2]*SIN([.E$2]*([.A49]-[.F$2]))+[.H$2]" office:value-type="float" office:value="5.78251048561036" calcext:value-type="float">
            <text:p>5,782510485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[.A50])^2+SIN([.A50])^2" office:value-type="float" office:value="1" calcext:value-type="float">
            <text:p>1</text:p>
          </table:table-cell>
          <table:table-cell table:formula="of:==COS(2*[.A50])+SIN(2*[.A50])+2" office:value-type="float" office:value="2.80315729614326" calcext:value-type="float">
            <text:p>2,8031572961</text:p>
          </table:table-cell>
          <table:table-cell table:formula="of:=[.G$2]*SIN([.E$2]*([.A50]-[.F$2]))+[.H$2]" office:value-type="float" office:value="5.93935318236684" calcext:value-type="float">
            <text:p>5,939353182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[.A51])^2+SIN([.A51])^2" office:value-type="float" office:value="1" calcext:value-type="float">
            <text:p>1</text:p>
          </table:table-cell>
          <table:table-cell table:formula="of:==COS(2*[.A51])+SIN(2*[.A51])+2" office:value-type="float" office:value="0.607329882718118" calcext:value-type="float">
            <text:p>0,6073298827</text:p>
          </table:table-cell>
          <table:table-cell table:formula="of:=[.G$2]*SIN([.E$2]*([.A51]-[.F$2]))+[.H$2]" office:value-type="float" office:value="6.09369305802061" calcext:value-type="float">
            <text:p>6,09369305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[.A52])^2+SIN([.A52])^2" office:value-type="float" office:value="1" calcext:value-type="float">
            <text:p>1</text:p>
          </table:table-cell>
          <table:table-cell table:formula="of:==COS(2*[.A52])+SIN(2*[.A52])+2" office:value-type="float" office:value="2.35595323117793" calcext:value-type="float">
            <text:p>2,3559532312</text:p>
          </table:table-cell>
          <table:table-cell table:formula="of:=[.G$2]*SIN([.E$2]*([.A52]-[.F$2]))+[.H$2]" office:value-type="float" office:value="6.24526173848357" calcext:value-type="float">
            <text:p>6,245261738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[.A53])^2+SIN([.A53])^2" office:value-type="float" office:value="1" calcext:value-type="float">
            <text:p>1</text:p>
          </table:table-cell>
          <table:table-cell table:formula="of:==COS(2*[.A53])+SIN(2*[.A53])+2" office:value-type="float" office:value="3.09641249505503" calcext:value-type="float">
            <text:p>3,0964124951</text:p>
          </table:table-cell>
          <table:table-cell table:formula="of:=[.G$2]*SIN([.E$2]*([.A53]-[.F$2]))+[.H$2]" office:value-type="float" office:value="6.39379566836387" calcext:value-type="float">
            <text:p>6,393795668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[.A54])^2+SIN([.A54])^2" office:value-type="float" office:value="1" calcext:value-type="float">
            <text:p>1</text:p>
          </table:table-cell>
          <table:table-cell table:formula="of:==COS(2*[.A54])+SIN(2*[.A54])+2" office:value-type="float" office:value="0.731509586086257" calcext:value-type="float">
            <text:p>0,7315095861</text:p>
          </table:table-cell>
          <table:table-cell table:formula="of:=[.G$2]*SIN([.E$2]*([.A54]-[.F$2]))+[.H$2]" office:value-type="float" office:value="6.53903656924958" calcext:value-type="float">
            <text:p>6,539036569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[.A55])^2+SIN([.A55])^2" office:value-type="float" office:value="1" calcext:value-type="float">
            <text:p>1</text:p>
          </table:table-cell>
          <table:table-cell table:formula="of:==COS(2*[.A55])+SIN(2*[.A55])+2" office:value-type="float" office:value="1.95934405082613" calcext:value-type="float">
            <text:p>1,9593440508</text:p>
          </table:table-cell>
          <table:table-cell table:formula="of:=[.G$2]*SIN([.E$2]*([.A55]-[.F$2]))+[.H$2]" office:value-type="float" office:value="6.68073188881637" calcext:value-type="float">
            <text:p>6,6807318888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[.A56])^2+SIN([.A56])^2" office:value-type="float" office:value="1" calcext:value-type="float">
            <text:p>1</text:p>
          </table:table-cell>
          <table:table-cell table:formula="of:==COS(2*[.A56])+SIN(2*[.A56])+2" office:value-type="float" office:value="3.3023281031848" calcext:value-type="float">
            <text:p>3,3023281032</text:p>
          </table:table-cell>
          <table:table-cell table:formula="of:=[.G$2]*SIN([.E$2]*([.A56]-[.F$2]))+[.H$2]" office:value-type="float" office:value="6.81863523997849" calcext:value-type="float">
            <text:p>6,81863524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[.A57])^2+SIN([.A57])^2" office:value-type="float" office:value="1" calcext:value-type="float">
            <text:p>1</text:p>
          </table:table-cell>
          <table:table-cell table:formula="of:==COS(2*[.A57])+SIN(2*[.A57])+2" office:value-type="float" office:value="0.956736508600281" calcext:value-type="float">
            <text:p>0,9567365086</text:p>
          </table:table-cell>
          <table:table-cell table:formula="of:=[.G$2]*SIN([.E$2]*([.A57]-[.F$2]))+[.H$2]" office:value-type="float" office:value="6.95250682931927" calcext:value-type="float">
            <text:p>6,952506829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[.A58])^2+SIN([.A58])^2" office:value-type="float" office:value="1" calcext:value-type="float">
            <text:p>1</text:p>
          </table:table-cell>
          <table:table-cell table:formula="of:==COS(2*[.A58])+SIN(2*[.A58])+2" office:value-type="float" office:value="1.56597350007744" calcext:value-type="float">
            <text:p>1,5659735001</text:p>
          </table:table-cell>
          <table:table-cell table:formula="of:=[.G$2]*SIN([.E$2]*([.A58]-[.F$2]))+[.H$2]" office:value-type="float" office:value="7.08211387405614" calcext:value-type="float">
            <text:p>7,082113874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[.A59])^2+SIN([.A59])^2" office:value-type="float" office:value="1" calcext:value-type="float">
            <text:p>1</text:p>
          </table:table-cell>
          <table:table-cell table:formula="of:==COS(2*[.A59])+SIN(2*[.A59])+2" office:value-type="float" office:value="3.40450100124052" calcext:value-type="float">
            <text:p>3,4045010012</text:p>
          </table:table-cell>
          <table:table-cell table:formula="of:=[.G$2]*SIN([.E$2]*([.A59]-[.F$2]))+[.H$2]" office:value-type="float" office:value="7.20723100681536" calcext:value-type="float">
            <text:p>7,207231006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[.A60])^2+SIN([.A60])^2" office:value-type="float" office:value="1" calcext:value-type="float">
            <text:p>1</text:p>
          </table:table-cell>
          <table:table-cell table:formula="of:==COS(2*[.A60])+SIN(2*[.A60])+2" office:value-type="float" office:value="1.26506920273548" calcext:value-type="float">
            <text:p>1,2650692027</text:p>
          </table:table-cell>
          <table:table-cell table:formula="of:=[.G$2]*SIN([.E$2]*([.A60]-[.F$2]))+[.H$2]" office:value-type="float" office:value="7.32764066751227" calcext:value-type="float">
            <text:p>7,327640667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[.A61])^2+SIN([.A61])^2" office:value-type="float" office:value="1" calcext:value-type="float">
            <text:p>1</text:p>
          </table:table-cell>
          <table:table-cell table:formula="of:==COS(2*[.A61])+SIN(2*[.A61])+2" office:value-type="float" office:value="1.20717725148487" calcext:value-type="float">
            <text:p>1,2071772515</text:p>
          </table:table-cell>
          <table:table-cell table:formula="of:=[.G$2]*SIN([.E$2]*([.A61]-[.F$2]))+[.H$2]" office:value-type="float" office:value="7.443133481656" calcext:value-type="float">
            <text:p>7,443133481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[.A62])^2+SIN([.A62])^2" office:value-type="float" office:value="1" calcext:value-type="float">
            <text:p>1</text:p>
          </table:table-cell>
          <table:table-cell table:formula="of:==COS(2*[.A62])+SIN(2*[.A62])+2" office:value-type="float" office:value="3.39479215473888" calcext:value-type="float">
            <text:p>3,3947921547</text:p>
          </table:table-cell>
          <table:table-cell table:formula="of:=[.G$2]*SIN([.E$2]*([.A62]-[.F$2]))+[.H$2]" office:value-type="float" office:value="7.55350862442051" calcext:value-type="float">
            <text:p>7,553508624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[.A63])^2+SIN([.A63])^2" office:value-type="float" office:value="1" calcext:value-type="float">
            <text:p>1</text:p>
          </table:table-cell>
          <table:table-cell table:formula="of:==COS(2*[.A63])+SIN(2*[.A63])+2" office:value-type="float" office:value="1.63194606284441" calcext:value-type="float">
            <text:p>1,6319460628</text:p>
          </table:table-cell>
          <table:table-cell table:formula="of:=[.G$2]*SIN([.E$2]*([.A63]-[.F$2]))+[.H$2]" office:value-type="float" office:value="7.65857416984913" calcext:value-type="float">
            <text:p>7,6585741698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[.A64])^2+SIN([.A64])^2" office:value-type="float" office:value="1" calcext:value-type="float">
            <text:p>1</text:p>
          </table:table-cell>
          <table:table-cell table:formula="of:==COS(2*[.A64])+SIN(2*[.A64])+2" office:value-type="float" office:value="0.91153680851316" calcext:value-type="float">
            <text:p>0,9115368085</text:p>
          </table:table-cell>
          <table:table-cell table:formula="of:=[.G$2]*SIN([.E$2]*([.A64]-[.F$2]))+[.H$2]" office:value-type="float" office:value="7.75814742458521" calcext:value-type="float">
            <text:p>7,7581474246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[.A65])^2+SIN([.A65])^2" office:value-type="float" office:value="1" calcext:value-type="float">
            <text:p>1</text:p>
          </table:table-cell>
          <table:table-cell table:formula="of:==COS(2*[.A65])+SIN(2*[.A65])+2" office:value-type="float" office:value="3.2739749648261" calcext:value-type="float">
            <text:p>3,2739749648</text:p>
          </table:table-cell>
          <table:table-cell table:formula="of:=[.G$2]*SIN([.E$2]*([.A65]-[.F$2]))+[.H$2]" office:value-type="float" office:value="7.85205524554875" calcext:value-type="float">
            <text:p>7,852055245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[.A66])^2+SIN([.A66])^2" office:value-type="float" office:value="1" calcext:value-type="float">
            <text:p>1</text:p>
          </table:table-cell>
          <table:table-cell table:formula="of:==COS(2*[.A66])+SIN(2*[.A66])+2" office:value-type="float" office:value="2.02814188858157" calcext:value-type="float">
            <text:p>2,0281418886</text:p>
          </table:table-cell>
          <table:table-cell table:formula="of:=[.G$2]*SIN([.E$2]*([.A66]-[.F$2]))+[.H$2]" office:value-type="float" office:value="7.94013434100642" calcext:value-type="float">
            <text:p>7,94013434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[.A67])^2+SIN([.A67])^2" office:value-type="float" office:value="1" calcext:value-type="float">
            <text:p>1</text:p>
          </table:table-cell>
          <table:table-cell table:formula="of:==COS(2*[.A67])+SIN(2*[.A67])+2" office:value-type="float" office:value="0.702602719358542" calcext:value-type="float">
            <text:p>0,7026027194</text:p>
          </table:table-cell>
          <table:table-cell table:formula="of:=[.G$2]*SIN([.E$2]*([.A67]-[.F$2]))+[.H$2]" office:value-type="float" office:value="8.02223155451162" calcext:value-type="float">
            <text:p>8,022231554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[.A68])^2+SIN([.A68])^2" office:value-type="float" office:value="1" calcext:value-type="float">
            <text:p>1</text:p>
          </table:table-cell>
          <table:table-cell table:formula="of:==COS(2*[.A68])+SIN(2*[.A68])+2" office:value-type="float" office:value="3.05167365958605" calcext:value-type="float">
            <text:p>3,0516736596</text:p>
          </table:table-cell>
          <table:table-cell table:formula="of:=[.G$2]*SIN([.E$2]*([.A68]-[.F$2]))+[.H$2]" office:value-type="float" office:value="8.09820413122074" calcext:value-type="float">
            <text:p>8,098204131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[.A69])^2+SIN([.A69])^2" office:value-type="float" office:value="1" calcext:value-type="float">
            <text:p>1</text:p>
          </table:table-cell>
          <table:table-cell table:formula="of:==COS(2*[.A69])+SIN(2*[.A69])+2" office:value-type="float" office:value="2.42209594760808" calcext:value-type="float">
            <text:p>2,4220959476</text:p>
          </table:table-cell>
          <table:table-cell table:formula="of:=[.G$2]*SIN([.E$2]*([.A69]-[.F$2]))+[.H$2]" office:value-type="float" office:value="8.16791996612263" calcext:value-type="float">
            <text:p>8,1679199661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[.A70])^2+SIN([.A70])^2" office:value-type="float" office:value="1" calcext:value-type="float">
            <text:p>1</text:p>
          </table:table-cell>
          <table:table-cell table:formula="of:==COS(2*[.A70])+SIN(2*[.A70])+2" office:value-type="float" office:value="0.597018553781012" calcext:value-type="float">
            <text:p>0,5970185538</text:p>
          </table:table-cell>
          <table:table-cell table:formula="of:=[.G$2]*SIN([.E$2]*([.A70]-[.F$2]))+[.H$2]" office:value-type="float" office:value="8.23125783374955" calcext:value-type="float">
            <text:p>8,2312578337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[.A71])^2+SIN([.A71])^2" office:value-type="float" office:value="1" calcext:value-type="float">
            <text:p>1</text:p>
          </table:table-cell>
          <table:table-cell table:formula="of:==COS(2*[.A71])+SIN(2*[.A71])+2" office:value-type="float" office:value="2.74559663354866" calcext:value-type="float">
            <text:p>2,7455966335</text:p>
          </table:table-cell>
          <table:table-cell table:formula="of:=[.G$2]*SIN([.E$2]*([.A71]-[.F$2]))+[.H$2]" office:value-type="float" office:value="8.28810759897021" calcext:value-type="float">
            <text:p>8,28810759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[.A72])^2+SIN([.A72])^2" office:value-type="float" office:value="1" calcext:value-type="float">
            <text:p>1</text:p>
          </table:table-cell>
          <table:table-cell table:formula="of:==COS(2*[.A72])+SIN(2*[.A72])+2" office:value-type="float" office:value="2.78242608543604" calcext:value-type="float">
            <text:p>2,7824260854</text:p>
          </table:table-cell>
          <table:table-cell table:formula="of:=[.G$2]*SIN([.E$2]*([.A72]-[.F$2]))+[.H$2]" office:value-type="float" office:value="8.33837040849841" calcext:value-type="float">
            <text:p>8,3383704085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[.A73])^2+SIN([.A73])^2" office:value-type="float" office:value="1" calcext:value-type="float">
            <text:p>1</text:p>
          </table:table-cell>
          <table:table-cell table:formula="of:==COS(2*[.A73])+SIN(2*[.A73])+2" office:value-type="float" office:value="0.603195085878996" calcext:value-type="float">
            <text:p>0,6031950859</text:p>
          </table:table-cell>
          <table:table-cell table:formula="of:=[.G$2]*SIN([.E$2]*([.A73]-[.F$2]))+[.H$2]" office:value-type="float" office:value="8.3819588627842" calcext:value-type="float">
            <text:p>8,381958862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[.A74])^2+SIN([.A74])^2" office:value-type="float" office:value="1" calcext:value-type="float">
            <text:p>1</text:p>
          </table:table-cell>
          <table:table-cell table:formula="of:==COS(2*[.A74])+SIN(2*[.A74])+2" office:value-type="float" office:value="2.38012580713387" calcext:value-type="float">
            <text:p>2,3801258071</text:p>
          </table:table-cell>
          <table:table-cell table:formula="of:=[.G$2]*SIN([.E$2]*([.A74]-[.F$2]))+[.H$2]" office:value-type="float" office:value="8.41879716798868" calcext:value-type="float">
            <text:p>8,418797168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[.A75])^2+SIN([.A75])^2" office:value-type="float" office:value="1" calcext:value-type="float">
            <text:p>1</text:p>
          </table:table-cell>
          <table:table-cell table:formula="of:==COS(2*[.A75])+SIN(2*[.A75])+2" office:value-type="float" office:value="3.08042860986362" calcext:value-type="float">
            <text:p>3,0804286099</text:p>
          </table:table-cell>
          <table:table-cell table:formula="of:=[.G$2]*SIN([.E$2]*([.A75]-[.F$2]))+[.H$2]" office:value-type="float" office:value="8.44882126777823" calcext:value-type="float">
            <text:p>8,448821267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[.A76])^2+SIN([.A76])^2" office:value-type="float" office:value="1" calcext:value-type="float">
            <text:p>1</text:p>
          </table:table-cell>
          <table:table-cell table:formula="of:==COS(2*[.A76])+SIN(2*[.A76])+2" office:value-type="float" office:value="0.72064029664658" calcext:value-type="float">
            <text:p>0,7206402966</text:p>
          </table:table-cell>
          <table:table-cell table:formula="of:=[.G$2]*SIN([.E$2]*([.A76]-[.F$2]))+[.H$2]" office:value-type="float" office:value="8.47197895470892" calcext:value-type="float">
            <text:p>8,471978954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[.A77])^2+SIN([.A77])^2" office:value-type="float" office:value="1" calcext:value-type="float">
            <text:p>1</text:p>
          </table:table-cell>
          <table:table-cell table:formula="of:==COS(2*[.A77])+SIN(2*[.A77])+2" office:value-type="float" office:value="1.98437437684921" calcext:value-type="float">
            <text:p>1,9843743768</text:p>
          </table:table-cell>
          <table:table-cell table:formula="of:=[.G$2]*SIN([.E$2]*([.A77]-[.F$2]))+[.H$2]" office:value-type="float" office:value="8.48822996100753" calcext:value-type="float">
            <text:p>8,488229961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S([.A78])^2+SIN([.A78])^2" office:value-type="float" office:value="1" calcext:value-type="float">
            <text:p>1</text:p>
          </table:table-cell>
          <table:table-cell table:formula="of:==COS(2*[.A78])+SIN(2*[.A78])+2" office:value-type="float" office:value="3.29236481063998" calcext:value-type="float">
            <text:p>3,2923648106</text:p>
          </table:table-cell>
          <table:table-cell table:formula="of:=[.G$2]*SIN([.E$2]*([.A78]-[.F$2]))+[.H$2]" office:value-type="float" office:value="8.4975460285912" calcext:value-type="float">
            <text:p>8,4975460286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S([.A79])^2+SIN([.A79])^2" office:value-type="float" office:value="1" calcext:value-type="float">
            <text:p>1</text:p>
          </table:table-cell>
          <table:table-cell table:formula="of:==COS(2*[.A79])+SIN(2*[.A79])+2" office:value-type="float" office:value="0.939998567925442" calcext:value-type="float">
            <text:p>0,9399985679</text:p>
          </table:table-cell>
          <table:table-cell table:formula="of:=[.G$2]*SIN([.E$2]*([.A79]-[.F$2]))+[.H$2]" office:value-type="float" office:value="8.49991095820401" calcext:value-type="float">
            <text:p>8,4999109582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S([.A80])^2+SIN([.A80])^2" office:value-type="float" office:value="1" calcext:value-type="float">
            <text:p>1</text:p>
          </table:table-cell>
          <table:table-cell table:formula="of:==COS(2*[.A80])+SIN(2*[.A80])+2" office:value-type="float" office:value="1.58986767474656" calcext:value-type="float">
            <text:p>1,5898676747</text:p>
          </table:table-cell>
          <table:table-cell table:formula="of:=[.G$2]*SIN([.E$2]*([.A80]-[.F$2]))+[.H$2]" office:value-type="float" office:value="8.49532063758512" calcext:value-type="float">
            <text:p>8,495320637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S([.A81])^2+SIN([.A81])^2" office:value-type="float" office:value="1" calcext:value-type="float">
            <text:p>1</text:p>
          </table:table-cell>
          <table:table-cell table:formula="of:==COS(2*[.A81])+SIN(2*[.A81])+2" office:value-type="float" office:value="3.40135197151444" calcext:value-type="float">
            <text:p>3,4013519715</text:p>
          </table:table-cell>
          <table:table-cell table:formula="of:=[.G$2]*SIN([.E$2]*([.A81]-[.F$2]))+[.H$2]" office:value-type="float" office:value="8.48378304861934" calcext:value-type="float">
            <text:p>8,483783048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S([.A82])^2+SIN([.A82])^2" office:value-type="float" office:value="1" calcext:value-type="float">
            <text:p>1</text:p>
          </table:table-cell>
          <table:table-cell table:formula="of:==COS(2*[.A82])+SIN(2*[.A82])+2" office:value-type="float" office:value="1.24379594558377" calcext:value-type="float">
            <text:p>1,2437959456</text:p>
          </table:table-cell>
          <table:table-cell table:formula="of:=[.G$2]*SIN([.E$2]*([.A82]-[.F$2]))+[.H$2]" office:value-type="float" office:value="8.46531825345785" calcext:value-type="float">
            <text:p>8,4653182535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S([.A83])^2+SIN([.A83])^2" office:value-type="float" office:value="1" calcext:value-type="float">
            <text:p>1</text:p>
          </table:table-cell>
          <table:table-cell table:formula="of:==COS(2*[.A83])+SIN(2*[.A83])+2" office:value-type="float" office:value="1.22803187854443" calcext:value-type="float">
            <text:p>1,2280318785</text:p>
          </table:table-cell>
          <table:table-cell table:formula="of:=[.G$2]*SIN([.E$2]*([.A83]-[.F$2]))+[.H$2]" office:value-type="float" office:value="8.43995835963309" calcext:value-type="float">
            <text:p>8,4399583596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S([.A84])^2+SIN([.A84])^2" office:value-type="float" office:value="1" calcext:value-type="float">
            <text:p>1</text:p>
          </table:table-cell>
          <table:table-cell table:formula="of:==COS(2*[.A84])+SIN(2*[.A84])+2" office:value-type="float" office:value="3.39870823773418" calcext:value-type="float">
            <text:p>3,3987082377</text:p>
          </table:table-cell>
          <table:table-cell table:formula="of:=[.G$2]*SIN([.E$2]*([.A84]-[.F$2]))+[.H$2]" office:value-type="float" office:value="8.40774746422851" calcext:value-type="float">
            <text:p>8,4077474642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S([.A85])^2+SIN([.A85])^2" office:value-type="float" office:value="1" calcext:value-type="float">
            <text:p>1</text:p>
          </table:table-cell>
          <table:table-cell table:formula="of:==COS(2*[.A85])+SIN(2*[.A85])+2" office:value-type="float" office:value="1.60783210468455" calcext:value-type="float">
            <text:p>1,6078321047</text:p>
          </table:table-cell>
          <table:table-cell table:formula="of:=[.G$2]*SIN([.E$2]*([.A85]-[.F$2]))+[.H$2]" office:value-type="float" office:value="8.36874157720036" calcext:value-type="float">
            <text:p>8,3687415772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S([.A86])^2+SIN([.A86])^2" office:value-type="float" office:value="1" calcext:value-type="float">
            <text:p>1</text:p>
          </table:table-cell>
          <table:table-cell table:formula="of:==COS(2*[.A86])+SIN(2*[.A86])+2" office:value-type="float" office:value="0.927690620327567" calcext:value-type="float">
            <text:p>0,9276906203</text:p>
          </table:table-cell>
          <table:table-cell table:formula="of:=[.G$2]*SIN([.E$2]*([.A86]-[.F$2]))+[.H$2]" office:value-type="float" office:value="8.32300852398467" calcext:value-type="float">
            <text:p>8,32300852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S([.A87])^2+SIN([.A87])^2" office:value-type="float" office:value="1" calcext:value-type="float">
            <text:p>1</text:p>
          </table:table-cell>
          <table:table-cell table:formula="of:==COS(2*[.A87])+SIN(2*[.A87])+2" office:value-type="float" office:value="3.28464420761647" calcext:value-type="float">
            <text:p>3,2846442076</text:p>
          </table:table-cell>
          <table:table-cell table:formula="of:=[.G$2]*SIN([.E$2]*([.A87]-[.F$2]))+[.H$2]" office:value-type="float" office:value="8.27062782755889" calcext:value-type="float">
            <text:p>8,270627827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S([.A88])^2+SIN([.A88])^2" office:value-type="float" office:value="1" calcext:value-type="float">
            <text:p>1</text:p>
          </table:table-cell>
          <table:table-cell table:formula="of:==COS(2*[.A88])+SIN(2*[.A88])+2" office:value-type="float" office:value="2.00310813349602" calcext:value-type="float">
            <text:p>2,0031081335</text:p>
          </table:table-cell>
          <table:table-cell table:formula="of:=[.G$2]*SIN([.E$2]*([.A88]-[.F$2]))+[.H$2]" office:value-type="float" office:value="8.2116905701633" calcext:value-type="float">
            <text:p>8,211690570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S([.A89])^2+SIN([.A89])^2" office:value-type="float" office:value="1" calcext:value-type="float">
            <text:p>1</text:p>
          </table:table-cell>
          <table:table-cell table:formula="of:==COS(2*[.A89])+SIN(2*[.A89])+2" office:value-type="float" office:value="0.712768912539656" calcext:value-type="float">
            <text:p>0,7127689125</text:p>
          </table:table-cell>
          <table:table-cell table:formula="of:=[.G$2]*SIN([.E$2]*([.A89]-[.F$2]))+[.H$2]" office:value-type="float" office:value="8.1462992349225" calcext:value-type="float">
            <text:p>8,1462992349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S([.A90])^2+SIN([.A90])^2" office:value-type="float" office:value="1" calcext:value-type="float">
            <text:p>1</text:p>
          </table:table-cell>
          <table:table-cell table:formula="of:==COS(2*[.A90])+SIN(2*[.A90])+2" office:value-type="float" office:value="3.0682461564075" calcext:value-type="float">
            <text:p>3,0682461564</text:p>
          </table:table-cell>
          <table:table-cell table:formula="of:=[.G$2]*SIN([.E$2]*([.A90]-[.F$2]))+[.H$2]" office:value-type="float" office:value="8.07456752764253" calcext:value-type="float">
            <text:p>8,0745675276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S([.A91])^2+SIN([.A91])^2" office:value-type="float" office:value="1" calcext:value-type="float">
            <text:p>1</text:p>
          </table:table-cell>
          <table:table-cell table:formula="of:==COS(2*[.A91])+SIN(2*[.A91])+2" office:value-type="float" office:value="2.3981365701751" calcext:value-type="float">
            <text:p>2,3981365702</text:p>
          </table:table-cell>
          <table:table-cell table:formula="of:=[.G$2]*SIN([.E$2]*([.A91]-[.F$2]))+[.H$2]" office:value-type="float" office:value="7.99662017909338" calcext:value-type="float">
            <text:p>7,996620179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S([.A92])^2+SIN([.A92])^2" office:value-type="float" office:value="1" calcext:value-type="float">
            <text:p>1</text:p>
          </table:table-cell>
          <table:table-cell table:formula="of:==COS(2*[.A92])+SIN(2*[.A92])+2" office:value-type="float" office:value="0.600387295208312" calcext:value-type="float">
            <text:p>0,6003872952</text:p>
          </table:table-cell>
          <table:table-cell table:formula="of:=[.G$2]*SIN([.E$2]*([.A92]-[.F$2]))+[.H$2]" office:value-type="float" office:value="7.91259272812071" calcext:value-type="float">
            <text:p>7,912592728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S([.A93])^2+SIN([.A93])^2" office:value-type="float" office:value="1" calcext:value-type="float">
            <text:p>1</text:p>
          </table:table-cell>
          <table:table-cell table:formula="of:==COS(2*[.A93])+SIN(2*[.A93])+2" office:value-type="float" office:value="2.76675222880541" calcext:value-type="float">
            <text:p>2,7667522288</text:p>
          </table:table-cell>
          <table:table-cell table:formula="of:=[.G$2]*SIN([.E$2]*([.A93]-[.F$2]))+[.H$2]" office:value-type="float" office:value="7.82263128596399" calcext:value-type="float">
            <text:p>7,822631286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S([.A94])^2+SIN([.A94])^2" office:value-type="float" office:value="1" calcext:value-type="float">
            <text:p>1</text:p>
          </table:table-cell>
          <table:table-cell table:formula="of:==COS(2*[.A94])+SIN(2*[.A94])+2" office:value-type="float" office:value="2.76144967592601" calcext:value-type="float">
            <text:p>2,7614496759</text:p>
          </table:table-cell>
          <table:table-cell table:formula="of:=[.G$2]*SIN([.E$2]*([.A94]-[.F$2]))+[.H$2]" office:value-type="float" office:value="7.72689228219076" calcext:value-type="float">
            <text:p>7,726892282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S([.A95])^2+SIN([.A95])^2" office:value-type="float" office:value="1" calcext:value-type="float">
            <text:p>1</text:p>
          </table:table-cell>
          <table:table-cell table:formula="of:==COS(2*[.A95])+SIN(2*[.A95])+2" office:value-type="float" office:value="0.599498023541684" calcext:value-type="float">
            <text:p>0,5994980235</text:p>
          </table:table-cell>
          <table:table-cell table:formula="of:=[.G$2]*SIN([.E$2]*([.A95]-[.F$2]))+[.H$2]" office:value-type="float" office:value="7.6255421926889" calcext:value-type="float">
            <text:p>7,625542192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S([.A96])^2+SIN([.A96])^2" office:value-type="float" office:value="1" calcext:value-type="float">
            <text:p>1</text:p>
          </table:table-cell>
          <table:table-cell table:formula="of:==COS(2*[.A96])+SIN(2*[.A96])+2" office:value-type="float" office:value="2.40417925823629" calcext:value-type="float">
            <text:p>2,4041792582</text:p>
          </table:table-cell>
          <table:table-cell table:formula="of:=[.G$2]*SIN([.E$2]*([.A96]-[.F$2]))+[.H$2]" office:value-type="float" office:value="7.51875725018979" calcext:value-type="float">
            <text:p>7,5187572502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S([.A97])^2+SIN([.A97])^2" office:value-type="float" office:value="1" calcext:value-type="float">
            <text:p>1</text:p>
          </table:table-cell>
          <table:table-cell table:formula="of:==COS(2*[.A97])+SIN(2*[.A97])+2" office:value-type="float" office:value="3.06410613703231" calcext:value-type="float">
            <text:p>3,064106137</text:p>
          </table:table-cell>
          <table:table-cell table:formula="of:=[.G$2]*SIN([.E$2]*([.A97]-[.F$2]))+[.H$2]" office:value-type="float" office:value="7.40672313782585" calcext:value-type="float">
            <text:p>7,4067231378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S([.A98])^2+SIN([.A98])^2" office:value-type="float" office:value="1" calcext:value-type="float">
            <text:p>1</text:p>
          </table:table-cell>
          <table:table-cell table:formula="of:==COS(2*[.A98])+SIN(2*[.A98])+2" office:value-type="float" office:value="0.710171936410919" calcext:value-type="float">
            <text:p>0,7101719364</text:p>
          </table:table-cell>
          <table:table-cell table:formula="of:=[.G$2]*SIN([.E$2]*([.A98]-[.F$2]))+[.H$2]" office:value-type="float" office:value="7.28963466625513" calcext:value-type="float">
            <text:p>7,2896346663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S([.A99])^2+SIN([.A99])^2" office:value-type="float" office:value="1" calcext:value-type="float">
            <text:p>1</text:p>
          </table:table-cell>
          <table:table-cell table:formula="of:==COS(2*[.A99])+SIN(2*[.A99])+2" office:value-type="float" office:value="2.00940959967233" calcext:value-type="float">
            <text:p>2,0094095997</text:p>
          </table:table-cell>
          <table:table-cell table:formula="of:=[.G$2]*SIN([.E$2]*([.A99]-[.F$2]))+[.H$2]" office:value-type="float" office:value="7.16769543491461" calcext:value-type="float">
            <text:p>7,167695434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S([.A100])^2+SIN([.A100])^2" office:value-type="float" office:value="1" calcext:value-type="float">
            <text:p>1</text:p>
          </table:table-cell>
          <table:table-cell table:formula="of:==COS(2*[.A100])+SIN(2*[.A100])+2" office:value-type="float" office:value="3.28199651331545" calcext:value-type="float">
            <text:p>3,2819965133</text:p>
          </table:table-cell>
          <table:table-cell table:formula="of:=[.G$2]*SIN([.E$2]*([.A100]-[.F$2]))+[.H$2]" office:value-type="float" office:value="7.04111747799103" calcext:value-type="float">
            <text:p>7,04111747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S([.A101])^2+SIN([.A101])^2" office:value-type="float" office:value="1" calcext:value-type="float">
            <text:p>1</text:p>
          </table:table-cell>
          <table:table-cell table:formula="of:==COS(2*[.A101])+SIN(2*[.A101])+2" office:value-type="float" office:value="0.923592813366286" calcext:value-type="float">
            <text:p>0,9235928134</text:p>
          </table:table-cell>
          <table:table-cell table:formula="of:=[.G$2]*SIN([.E$2]*([.A101]-[.F$2]))+[.H$2]" office:value-type="float" office:value="6.91012089572497" calcext:value-type="float">
            <text:p>6,910120895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S([.A102])^2+SIN([.A102])^2" office:value-type="float" office:value="1" calcext:value-type="float">
            <text:p>1</text:p>
          </table:table-cell>
          <table:table-cell table:formula="of:==COS(2*[.A102])+SIN(2*[.A102])+2" office:value-type="float" office:value="1.61389037779301" calcext:value-type="float">
            <text:p>1,6138903778</text:p>
          </table:table-cell>
          <table:table-cell table:formula="of:=[.G$2]*SIN([.E$2]*([.A102]-[.F$2]))+[.H$2]" office:value-type="float" office:value="6.77493347168928" calcext:value-type="float">
            <text:p>6,774933471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7-03T23:51:32.608141466</meta:creation-date>
    <dc:date>2015-07-04T00:38:04.576720923</dc:date>
    <dc:creator>user </dc:creator>
    <meta:editing-duration>PT1M50S</meta:editing-duration>
    <meta:editing-cycles>1</meta:editing-cycles>
    <meta:generator>LibreOffice/4.3.7.2$Linux_x86 LibreOffice_project/430m0$Build-2</meta:generator>
    <meta:document-statistic meta:table-count="1" meta:cell-count="4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line" chart:style-name="ch1">
        <chart:legend chart:legend-position="end" svg:x="14.054cm" svg:y="3.691cm" style:legend-expansion="high" chart:style-name="ch2"/>
        <chart:plot-area chart:style-name="ch3" table:cell-range-address="Аркуш1.A1:Аркуш1.D102" chart:data-source-has-labels="both" svg:x="0.32cm" svg:y="0.179cm" svg:width="13.415cm" svg:height="8.618cm">
          <chartooo:coordinate-region svg:x="0.756cm" svg:y="0.378cm" svg:width="12.838cm" svg:height="7.495cm"/>
          <chart:axis chart:dimension="x" chart:name="primary-x" chart:style-name="ch4" chartooo:axis-type="auto">
            <chartooo:date-scale/>
            <chart:categories table:cell-range-address="Аркуш1.A2:Аркуш1.A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Аркуш1.B2:Аркуш1.B102" chart:label-cell-address="Аркуш1.B1:Аркуш1.B1" chart:class="chart:line">
            <chart:data-point chart:repeated="101"/>
          </chart:series>
          <chart:series chart:style-name="ch7" chart:values-cell-range-address="Аркуш1.C2:Аркуш1.C102" chart:label-cell-address="Аркуш1.C1:Аркуш1.C1" chart:class="chart:line">
            <chart:data-point chart:repeated="101"/>
          </chart:series>
          <chart:series chart:style-name="ch8" chart:values-cell-range-address="Аркуш1.D2:Аркуш1.D102" chart:label-cell-address="Аркуш1.D1:Аркуш1.D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Аркуш1.B1:Аркуш1.B1</svg:desc>
                </draw:g>
              </table:table-cell>
              <table:table-cell office:value-type="string">
                <text:p>y2</text:p>
                <draw:g>
                  <svg:desc>Аркуш1.C1:Аркуш1.C1</svg:desc>
                </draw:g>
              </table:table-cell>
              <table:table-cell office:value-type="string">
                <text:p>Vert</text:p>
                <draw:g>
                  <svg:desc>Аркуш1.D1:Аркуш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Аркуш1.A2:Аркуш1.A102</svg:desc>
                </draw:g>
              </table:table-cell>
              <table:table-cell office:value-type="float" office:value="1">
                <text:p>1</text:p>
                <draw:g>
                  <svg:desc>Аркуш1.B2:Аркуш1.B102</svg:desc>
                </draw:g>
              </table:table-cell>
              <table:table-cell office:value-type="float" office:value="3">
                <text:p>3</text:p>
                <draw:g>
                  <svg:desc>Аркуш1.C2:Аркуш1.C102</svg:desc>
                </draw:g>
              </table:table-cell>
              <table:table-cell office:value-type="float" office:value="0.507893086286914">
                <text:p>0.507893086286914</text:p>
                <draw:g>
                  <svg:desc>Аркуш1.D2:Аркуш1.D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.49315059027854">
                <text:p>2.49315059027854</text:p>
              </table:table-cell>
              <table:table-cell office:value-type="float" office:value="0.500892861055282">
                <text:p>0.5008928610552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58955388382846">
                <text:p>0.58955388382846</text:p>
              </table:table-cell>
              <table:table-cell office:value-type="float" office:value="0.500846488333219">
                <text:p>0.50084648833321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.68075478845144">
                <text:p>2.68075478845144</text:p>
              </table:table-cell>
              <table:table-cell office:value-type="float" office:value="0.50775404875599">
                <text:p>0.5077540487559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.84385821281477">
                <text:p>2.84385821281477</text:p>
              </table:table-cell>
              <table:table-cell office:value-type="float" office:value="0.521603531103413">
                <text:p>0.5216035311034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616907360034178">
                <text:p>0.616907360034178</text:p>
              </table:table-cell>
              <table:table-cell office:value-type="float" office:value="0.54237085318558">
                <text:p>0.5423708531855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.30728104073206">
                <text:p>2.30728104073206</text:p>
              </table:table-cell>
              <table:table-cell office:value-type="float" office:value="0.570019903718209">
                <text:p>0.5700199037182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1273445739027">
                <text:p>3.1273445739027</text:p>
              </table:table-cell>
              <table:table-cell office:value-type="float" office:value="0.604502605114788">
                <text:p>0.6045026051147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75443720301155">
                <text:p>0.75443720301155</text:p>
              </table:table-cell>
              <table:table-cell office:value-type="float" office:value="0.645758997086355">
                <text:p>0.64575899708635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9093294614724">
                <text:p>1.9093294614724</text:p>
              </table:table-cell>
              <table:table-cell office:value-type="float" office:value="0.69371734090352">
                <text:p>0.693717340903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32102731254102">
                <text:p>3.32102731254102</text:p>
              </table:table-cell>
              <table:table-cell office:value-type="float" office:value="0.748294244139442">
                <text:p>0.7482942441394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991187864314959">
                <text:p>0.991187864314959</text:p>
              </table:table-cell>
              <table:table-cell office:value-type="float" office:value="0.809394805676861">
                <text:p>0.8093948056768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51860064533037">
                <text:p>1.51860064533037</text:p>
              </table:table-cell>
              <table:table-cell office:value-type="float" office:value="0.876912780727022">
                <text:p>0.87691278072702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.40947777280824">
                <text:p>3.40947777280824</text:p>
              </table:table-cell>
              <table:table-cell office:value-type="float" office:value="0.950730765573564">
                <text:p>0.95073076557356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082999219943">
                <text:p>1.3082999219943</text:p>
              </table:table-cell>
              <table:table-cell office:value-type="float" office:value="1.03072040172012">
                <text:p>1.0307204017201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.16621982579472">
                <text:p>1.16621982579472</text:p>
              </table:table-cell>
              <table:table-cell office:value-type="float" office:value="1.11674259908663">
                <text:p>1.1167425990866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.3856500417482">
                <text:p>3.3856500417482</text:p>
              </table:table-cell>
              <table:table-cell office:value-type="float" office:value="1.20864777786637">
                <text:p>1.2086477778663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.68051241133542">
                <text:p>1.68051241133542</text:p>
              </table:table-cell>
              <table:table-cell office:value-type="float" office:value="1.30627612862288">
                <text:p>1.306276128622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880257456929479">
                <text:p>0.880257456929479</text:p>
              </table:table-cell>
              <table:table-cell office:value-type="float" office:value="1.40945789017491">
                <text:p>1.4094578901749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.25144222275668">
                <text:p>3.25144222275668</text:p>
              </table:table-cell>
              <table:table-cell office:value-type="float" office:value="1.5180136447858">
                <text:p>1.51801364478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.07817509882709">
                <text:p>2.07817509882709</text:p>
              </table:table-cell>
              <table:table-cell office:value-type="float" office:value="1.63175463014427">
                <text:p>1.6317546301442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683493137096015">
                <text:p>0.683493137096015</text:p>
              </table:table-cell>
              <table:table-cell office:value-type="float" office:value="1.75048306759398">
                <text:p>1.7504830675939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.0175452337531">
                <text:p>3.0175452337531</text:p>
              </table:table-cell>
              <table:table-cell office:value-type="float" office:value="1.87399250604121">
                <text:p>1.873992506041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2.46961040276403">
                <text:p>2.46961040276403</text:p>
              </table:table-cell>
              <table:table-cell office:value-type="float" office:value="2.00206818094263">
                <text:p>2.0020681809426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591600999207134">
                <text:p>0.591600999207134</text:p>
              </table:table-cell>
              <table:table-cell office:value-type="float" office:value="2.13448738774883">
                <text:p>2.1344873877488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.70259117478818">
                <text:p>2.70259117478818</text:p>
              </table:table-cell>
              <table:table-cell office:value-type="float" office:value="2.27101986915449">
                <text:p>2.2710198691544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.82363681124478">
                <text:p>2.82363681124478</text:p>
              </table:table-cell>
              <table:table-cell office:value-type="float" office:value="2.41142821548152">
                <text:p>2.4114282154815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611901118285234">
                <text:p>0.611901118285234</text:p>
              </table:table-cell>
              <table:table-cell office:value-type="float" office:value="2.55546827749922">
                <text:p>2.5554682774992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2.33166910563567">
                <text:p>2.33166910563567</text:p>
              </table:table-cell>
              <table:table-cell office:value-type="float" office:value="2.70288959096348">
                <text:p>2.7028895909634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.11205278353336">
                <text:p>3.11205278353336</text:p>
              </table:table-cell>
              <table:table-cell office:value-type="float" office:value="2.85343581213679">
                <text:p>2.853435812136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742776398482627">
                <text:p>0.742776398482627</text:p>
              </table:table-cell>
              <table:table-cell office:value-type="float" office:value="3.00684516353195">
                <text:p>3.00684516353195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.93432646567436">
                <text:p>1.93432646567436</text:p>
              </table:table-cell>
              <table:table-cell office:value-type="float" office:value="3.16285088910415">
                <text:p>3.162850889104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.31188326862634">
                <text:p>3.31188326862634</text:p>
              </table:table-cell>
              <table:table-cell office:value-type="float" office:value="3.32118171810004">
                <text:p>3.3211817181000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973801390009683">
                <text:p>0.973801390009683</text:p>
              </table:table-cell>
              <table:table-cell office:value-type="float" office:value="3.48156233675725">
                <text:p>3.4815623367572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.54221534180675">
                <text:p>1.54221534180675</text:p>
              </table:table-cell>
              <table:table-cell office:value-type="float" office:value="3.64371386703405">
                <text:p>3.6437138670340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.40720988464419">
                <text:p>3.40720988464419</text:p>
              </table:table-cell>
              <table:table-cell office:value-type="float" office:value="3.80735435153683">
                <text:p>3.8073543515368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28657277448815">
                <text:p>1.28657277448815</text:p>
              </table:table-cell>
              <table:table-cell office:value-type="float" office:value="3.972199243802">
                <text:p>3.9721992438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18657108136253">
                <text:p>1.18657108136253</text:p>
              </table:table-cell>
              <table:table-cell office:value-type="float" office:value="4.13796190308005">
                <text:p>4.1379619030800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.39043896800574">
                <text:p>3.39043896800574</text:p>
              </table:table-cell>
              <table:table-cell office:value-type="float" office:value="4.30435409276109">
                <text:p>4.304354092761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65617536274255">
                <text:p>1.65617536274255</text:p>
              </table:table-cell>
              <table:table-cell office:value-type="float" office:value="4.47108648157553">
                <text:p>4.471086481575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895724102237577">
                <text:p>0.895724102237577</text:p>
              </table:table-cell>
              <table:table-cell office:value-type="float" office:value="4.63786914669807">
                <text:p>4.6378691466980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.26290648031563">
                <text:p>3.26290648031563</text:p>
              </table:table-cell>
              <table:table-cell office:value-type="float" office:value="4.8044120778804">
                <text:p>4.804412077880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.05316682448595">
                <text:p>2.05316682448595</text:p>
              </table:table-cell>
              <table:table-cell office:value-type="float" office:value="4.97042568173587">
                <text:p>4.9704256817358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692843108046198">
                <text:p>0.692843108046198</text:p>
              </table:table-cell>
              <table:table-cell office:value-type="float" office:value="5.1356212852993">
                <text:p>5.135621285299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.03477158642879">
                <text:p>3.03477158642879</text:p>
              </table:table-cell>
              <table:table-cell office:value-type="float" office:value="5.29971163798639">
                <text:p>5.2997116379863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.44592304747139">
                <text:p>2.44592304747139</text:p>
              </table:table-cell>
              <table:table-cell office:value-type="float" office:value="5.46241141107971">
                <text:p>5.4624114110797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594089482473856">
                <text:p>0.594089482473856</text:p>
              </table:table-cell>
              <table:table-cell office:value-type="float" office:value="5.6234376938729">
                <text:p>5.6234376938729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.72420738120233">
                <text:p>2.72420738120233</text:p>
              </table:table-cell>
              <table:table-cell office:value-type="float" office:value="5.78251048561036">
                <text:p>5.7825104856103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.80315729614326">
                <text:p>2.80315729614326</text:p>
              </table:table-cell>
              <table:table-cell office:value-type="float" office:value="5.93935318236684">
                <text:p>5.939353182366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607329882718118">
                <text:p>0.607329882718118</text:p>
              </table:table-cell>
              <table:table-cell office:value-type="float" office:value="6.09369305802061">
                <text:p>6.093693058020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.35595323117793">
                <text:p>2.35595323117793</text:p>
              </table:table-cell>
              <table:table-cell office:value-type="float" office:value="6.24526173848357">
                <text:p>6.2452617384835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3.09641249505503">
                <text:p>3.09641249505503</text:p>
              </table:table-cell>
              <table:table-cell office:value-type="float" office:value="6.39379566836387">
                <text:p>6.3937956683638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731509586086257">
                <text:p>0.731509586086257</text:p>
              </table:table-cell>
              <table:table-cell office:value-type="float" office:value="6.53903656924958">
                <text:p>6.5390365692495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.95934405082613">
                <text:p>1.95934405082613</text:p>
              </table:table-cell>
              <table:table-cell office:value-type="float" office:value="6.68073188881637">
                <text:p>6.6807318888163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3.3023281031848">
                <text:p>3.3023281031848</text:p>
              </table:table-cell>
              <table:table-cell office:value-type="float" office:value="6.81863523997849">
                <text:p>6.8186352399784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956736508600281">
                <text:p>0.956736508600281</text:p>
              </table:table-cell>
              <table:table-cell office:value-type="float" office:value="6.95250682931927">
                <text:p>6.9525068293192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.56597350007744">
                <text:p>1.56597350007744</text:p>
              </table:table-cell>
              <table:table-cell office:value-type="float" office:value="7.08211387405614">
                <text:p>7.0821138740561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3.40450100124052">
                <text:p>3.40450100124052</text:p>
              </table:table-cell>
              <table:table-cell office:value-type="float" office:value="7.20723100681536">
                <text:p>7.2072310068153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.26506920273548">
                <text:p>1.26506920273548</text:p>
              </table:table-cell>
              <table:table-cell office:value-type="float" office:value="7.32764066751227">
                <text:p>7.3276406675122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.20717725148487">
                <text:p>1.20717725148487</text:p>
              </table:table-cell>
              <table:table-cell office:value-type="float" office:value="7.443133481656">
                <text:p>7.4431334816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3.39479215473888">
                <text:p>3.39479215473888</text:p>
              </table:table-cell>
              <table:table-cell office:value-type="float" office:value="7.55350862442051">
                <text:p>7.5535086244205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.63194606284441">
                <text:p>1.63194606284441</text:p>
              </table:table-cell>
              <table:table-cell office:value-type="float" office:value="7.65857416984913">
                <text:p>7.658574169849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91153680851316">
                <text:p>0.91153680851316</text:p>
              </table:table-cell>
              <table:table-cell office:value-type="float" office:value="7.75814742458521">
                <text:p>7.7581474245852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3.2739749648261">
                <text:p>3.2739749648261</text:p>
              </table:table-cell>
              <table:table-cell office:value-type="float" office:value="7.85205524554875">
                <text:p>7.852055245548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02814188858157">
                <text:p>2.02814188858157</text:p>
              </table:table-cell>
              <table:table-cell office:value-type="float" office:value="7.94013434100642">
                <text:p>7.9401343410064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702602719358542">
                <text:p>0.702602719358542</text:p>
              </table:table-cell>
              <table:table-cell office:value-type="float" office:value="8.02223155451162">
                <text:p>8.0222315545116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.05167365958605">
                <text:p>3.05167365958605</text:p>
              </table:table-cell>
              <table:table-cell office:value-type="float" office:value="8.09820413122074">
                <text:p>8.0982041312207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.42209594760808">
                <text:p>2.42209594760808</text:p>
              </table:table-cell>
              <table:table-cell office:value-type="float" office:value="8.16791996612263">
                <text:p>8.1679199661226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597018553781012">
                <text:p>0.597018553781012</text:p>
              </table:table-cell>
              <table:table-cell office:value-type="float" office:value="8.23125783374955">
                <text:p>8.2312578337495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.74559663354866">
                <text:p>2.74559663354866</text:p>
              </table:table-cell>
              <table:table-cell office:value-type="float" office:value="8.28810759897021">
                <text:p>8.288107598970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.78242608543604">
                <text:p>2.78242608543604</text:p>
              </table:table-cell>
              <table:table-cell office:value-type="float" office:value="8.33837040849841">
                <text:p>8.3383704084984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603195085878996">
                <text:p>0.603195085878996</text:p>
              </table:table-cell>
              <table:table-cell office:value-type="float" office:value="8.3819588627842">
                <text:p>8.381958862784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.38012580713387">
                <text:p>2.38012580713387</text:p>
              </table:table-cell>
              <table:table-cell office:value-type="float" office:value="8.41879716798868">
                <text:p>8.4187971679886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3.08042860986362">
                <text:p>3.08042860986362</text:p>
              </table:table-cell>
              <table:table-cell office:value-type="float" office:value="8.44882126777823">
                <text:p>8.44882126777823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.72064029664658">
                <text:p>0.72064029664658</text:p>
              </table:table-cell>
              <table:table-cell office:value-type="float" office:value="8.47197895470892">
                <text:p>8.47197895470892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.98437437684921">
                <text:p>1.98437437684921</text:p>
              </table:table-cell>
              <table:table-cell office:value-type="float" office:value="8.48822996100753">
                <text:p>8.4882299610075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3.29236481063998">
                <text:p>3.29236481063998</text:p>
              </table:table-cell>
              <table:table-cell office:value-type="float" office:value="8.4975460285912">
                <text:p>8.497546028591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939998567925442">
                <text:p>0.939998567925442</text:p>
              </table:table-cell>
              <table:table-cell office:value-type="float" office:value="8.49991095820401">
                <text:p>8.4999109582040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.58986767474656">
                <text:p>1.58986767474656</text:p>
              </table:table-cell>
              <table:table-cell office:value-type="float" office:value="8.49532063758512">
                <text:p>8.4953206375851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3.40135197151444">
                <text:p>3.40135197151444</text:p>
              </table:table-cell>
              <table:table-cell office:value-type="float" office:value="8.48378304861934">
                <text:p>8.483783048619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.24379594558377">
                <text:p>1.24379594558377</text:p>
              </table:table-cell>
              <table:table-cell office:value-type="float" office:value="8.46531825345785">
                <text:p>8.46531825345785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.22803187854443">
                <text:p>1.22803187854443</text:p>
              </table:table-cell>
              <table:table-cell office:value-type="float" office:value="8.43995835963309">
                <text:p>8.43995835963309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3.39870823773418">
                <text:p>3.39870823773418</text:p>
              </table:table-cell>
              <table:table-cell office:value-type="float" office:value="8.40774746422851">
                <text:p>8.4077474642285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.60783210468455">
                <text:p>1.60783210468455</text:p>
              </table:table-cell>
              <table:table-cell office:value-type="float" office:value="8.36874157720036">
                <text:p>8.3687415772003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927690620327567">
                <text:p>0.927690620327567</text:p>
              </table:table-cell>
              <table:table-cell office:value-type="float" office:value="8.32300852398467">
                <text:p>8.3230085239846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3.28464420761647">
                <text:p>3.28464420761647</text:p>
              </table:table-cell>
              <table:table-cell office:value-type="float" office:value="8.27062782755889">
                <text:p>8.27062782755889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.00310813349602">
                <text:p>2.00310813349602</text:p>
              </table:table-cell>
              <table:table-cell office:value-type="float" office:value="8.2116905701633">
                <text:p>8.21169057016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712768912539656">
                <text:p>0.712768912539656</text:p>
              </table:table-cell>
              <table:table-cell office:value-type="float" office:value="8.1462992349225">
                <text:p>8.146299234922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3.0682461564075">
                <text:p>3.0682461564075</text:p>
              </table:table-cell>
              <table:table-cell office:value-type="float" office:value="8.07456752764253">
                <text:p>8.0745675276425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.3981365701751">
                <text:p>2.3981365701751</text:p>
              </table:table-cell>
              <table:table-cell office:value-type="float" office:value="7.99662017909338">
                <text:p>7.996620179093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600387295208312">
                <text:p>0.600387295208312</text:p>
              </table:table-cell>
              <table:table-cell office:value-type="float" office:value="7.91259272812071">
                <text:p>7.9125927281207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.76675222880541">
                <text:p>2.76675222880541</text:p>
              </table:table-cell>
              <table:table-cell office:value-type="float" office:value="7.82263128596399">
                <text:p>7.82263128596399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.76144967592601">
                <text:p>2.76144967592601</text:p>
              </table:table-cell>
              <table:table-cell office:value-type="float" office:value="7.72689228219076">
                <text:p>7.72689228219076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.599498023541684">
                <text:p>0.599498023541684</text:p>
              </table:table-cell>
              <table:table-cell office:value-type="float" office:value="7.6255421926889">
                <text:p>7.625542192688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.40417925823629">
                <text:p>2.40417925823629</text:p>
              </table:table-cell>
              <table:table-cell office:value-type="float" office:value="7.51875725018979">
                <text:p>7.5187572501897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.06410613703231">
                <text:p>3.06410613703231</text:p>
              </table:table-cell>
              <table:table-cell office:value-type="float" office:value="7.40672313782585">
                <text:p>7.4067231378258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710171936410919">
                <text:p>0.710171936410919</text:p>
              </table:table-cell>
              <table:table-cell office:value-type="float" office:value="7.28963466625513">
                <text:p>7.28963466625513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2.00940959967233">
                <text:p>2.00940959967233</text:p>
              </table:table-cell>
              <table:table-cell office:value-type="float" office:value="7.16769543491461">
                <text:p>7.1676954349146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3.28199651331545">
                <text:p>3.28199651331545</text:p>
              </table:table-cell>
              <table:table-cell office:value-type="float" office:value="7.04111747799103">
                <text:p>7.0411174779910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923592813366286">
                <text:p>0.923592813366286</text:p>
              </table:table-cell>
              <table:table-cell office:value-type="float" office:value="6.91012089572497">
                <text:p>6.910120895724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.61389037779301">
                <text:p>1.61389037779301</text:p>
              </table:table-cell>
              <table:table-cell office:value-type="float" office:value="6.77493347168928">
                <text:p>6.77493347168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